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288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-Mail</text:p>
          </table:table-cell>
          <table:table-cell office:value-type="string">
            <text:p>Phone numbers</text:p>
          </table:table-cell>
        </table:table-row>
        <table:table-row table:style-name="ro1">
          <table:table-cell office:value-type="string">
            <text:p>Foo Bar</text:p>
          </table:table-cell>
          <table:table-cell office:value-type="string">
            <text:p>foo@example.com</text:p>
          </table:table-cell>
          <table:table-cell office:value-type="string">
            <text:p>+37060000000;+37061111111</text:p>
          </table:table-cell>
        </table:table-row>
        <table:table-row table:style-name="ro1">
          <table:table-cell office:value-type="string">
            <text:p>Fooer Barer</text:p>
          </table:table-cell>
          <table:table-cell office:value-type="string">
            <text:p>bar@example.com</text:p>
          </table:table-cell>
          <table:table-cell table:style-name="ce1" office:value-type="string">
            <text:p>+370622222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2011-08-19</text:date>, <text:time>13:31:53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8-19T13:31:52</dc:date>
    <dc:creator>Vytautas Astrauskas</dc:creator>
    <meta:editing-duration>PT00H01M39S</meta:editing-duration>
    <meta:editing-cycles>1</meta:editing-cycles>
    <meta:document-statistic meta:table-count="1" meta:cell-count="9" meta:object-count="0"/>
  </office:meta>
</office:document-meta>
</file>